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  <office:annotation>
              <text:p>http://lod.cedar-project.nl/vocab/cedar#MaritalStatus=http://lod.cedar-project.nl/vocab/cedar-MaritalStatus#married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  <office:annotation>
              <text:p>http://lod.cedar-project.nl/vocab/cedar#MaritalStatus=http://lod.cedar-project.nl/vocab/cedar-MaritalStatus#single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